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officeooo:rsid="000e7237" officeooo:paragraph-rsid="000c8347"/>
    </style:style>
    <style:style style:name="P2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bold" officeooo:rsid="001064e3" officeooo:paragraph-rsid="001064e3" style:font-size-asian="28pt" style:font-weight-asian="bold" style:font-size-complex="28pt" style:font-weight-complex="bold"/>
    </style:style>
    <style:style style:name="P3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bold" officeooo:rsid="00112eb3" officeooo:paragraph-rsid="00112eb3" style:font-size-asian="28pt" style:font-weight-asian="bold" style:font-size-complex="28pt" style:font-weight-complex="bold"/>
    </style:style>
    <style:style style:name="P4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normal" officeooo:rsid="001064e3" officeooo:paragraph-rsid="001064e3" style:font-size-asian="28pt" style:font-weight-asian="normal" style:font-size-complex="28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28pt" fo:font-weight="normal" officeooo:rsid="0011d0b5" officeooo:paragraph-rsid="0011d0b5" style:font-size-asian="28pt" style:font-weight-asian="normal" style:font-size-complex="28pt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false"/>
      <style:text-properties fo:font-size="12pt" fo:font-weight="normal" officeooo:rsid="0011d0b5" officeooo:paragraph-rsid="0011d0b5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00 Daily Saxophone Etudes</text:p>
      <text:p text:style-name="P3">Volume 2</text:p>
      <text:p text:style-name="P4">Rex Djere</text:p>
      <text:p text:style-name="P4"/>
      <text:p text:style-name="P4"/>
      <text:p text:style-name="P6"/>
      <text:p text:style-name="P6"/>
      <text:p text:style-name="P6"/>
      <text:p text:style-name="P6"/>
      <text:p text:style-name="P6">Published by <text:span text:style-name="T1">Djere Services Group</text:span></text:p>
      <text:p text:style-name="P5"><text:a xlink:type="simple" xlink:href="https://djere.com/" text:style-name="Internet_20_link" text:visited-style-name="Visited_20_Internet_20_Link"><text:span text:style-name="T2">https://djere.com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officeooo:rsid="000e7237" officeooo:paragraph-rsid="000c8347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37:41.105161858</dc:date>
    <meta:editing-duration>PT17M1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4" meta:character-count="94" meta:non-whitespace-character-count="85"/>
  </office:meta>
</office:document-meta>
</file>